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9CDA981ABA1FA7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rsid="0041ddd4" officeooo:paragraph-rsid="0041ddd4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b21f9" fo:background-color="transparent"/>
    </style:style>
    <style:style style:name="P2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b21f9"/>
    </style:style>
    <style:style style:name="P25" style:family="paragraph" style:parent-style-name="Table_20_Contents">
      <style:text-properties officeooo:paragraph-rsid="002b21f9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1e1d42"/>
    </style:style>
    <style:style style:name="T17" style:family="text">
      <style:text-properties officeooo:rsid="00236319"/>
    </style:style>
    <style:style style:name="T18" style:family="text">
      <style:text-properties officeooo:rsid="002aeff2"/>
    </style:style>
    <style:style style:name="T19" style:family="text">
      <style:text-properties officeooo:rsid="004864c3"/>
    </style:style>
    <style:style style:name="T20" style:family="text">
      <style:text-properties officeooo:rsid="0026dc09"/>
    </style:style>
    <style:style style:name="T21" style:family="text">
      <style:text-properties officeooo:rsid="003c4ff4"/>
    </style:style>
    <style:style style:name="T22" style:family="text">
      <style:text-properties officeooo:rsid="0026e5cd"/>
    </style:style>
    <style:style style:name="T23" style:family="text">
      <style:text-properties officeooo:rsid="00284812"/>
    </style:style>
    <style:style style:name="T24" style:family="text">
      <style:text-properties officeooo:rsid="002a0055"/>
    </style:style>
    <style:style style:name="T25" style:family="text">
      <style:text-properties officeooo:rsid="003b1b0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3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9">KS Praha</text:span></text:p>
            <text:p text:style-name="P17">z<text:span text:style-name="T14">a</text:span>st<text:span text:style-name="T14">o</text:span>up<text:span text:style-name="T14">ena</text:span>: <text:span text:style-name="T24">Ondřej Profant, předseda KS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25"><text:span text:style-name="T14">Jméno</text:span>: Michaela Kleslová</text:p>
            <text:p text:style-name="P24"><text:s/><text:span text:style-name="T25">IČO</text:span>: <text:span text:style-name="T25">06566570</text:span> <text:s text:c="2"/><text:span text:style-name="T25">sídlo: Karlovy Var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Krajský koordinátor <text:s/>pro <text:span text:style-name="T16">Hl. m. Prahu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4">20</text:span>h <text:span text:style-name="T15">týdně </text:span>(slovy: <text:span text:style-name="T24">dva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4">10.000,-</text:span>Kč měsíčně </text:p>
            <text:p text:style-name="P16">• úkolová odměna: až <text:span text:style-name="T21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2">Od 10-03-2018 na dobu neurčitou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8">V <text:span text:style-name="T15">Praze</text:span> dne <text:s/><text:span text:style-name="T24">10-03-2018</text:span></text:p>
      <text:p text:style-name="P7">Za zadavatele: <text:tab/><text:tab/><text:tab/>Za dodavatele: </text:p>
      <text:p text:style-name="P23"><text:span text:style-name="T24">Ondřej Profant</text:span><text:tab/><text:tab/><text:tab/> Michaela Kleslová</text:p>
      <text:p text:style-name="P9"/>
      <text:p text:style-name="P7">….................<text:tab/><text:tab/><text:tab/>….................</text:p>
      <text:p text:style-name="P6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CDA981ABA1FA7C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11:00.106765902</dc:date>
    <meta:editing-cycles>108</meta:editing-cycles>
    <meta:editing-duration>P24DT13H12M24S</meta:editing-duration>
    <meta:generator>LibreOffice/5.1.6.2$Linux_X86_64 LibreOffice_project/10m0$Build-2</meta:generator>
    <meta:print-date>2018-03-12T14:00:08.904809062</meta:print-date>
    <meta:document-statistic meta:table-count="1" meta:image-count="1" meta:object-count="0" meta:page-count="2" meta:paragraph-count="35" meta:word-count="195" meta:character-count="1426" meta:non-whitespace-character-count="1245"/>
    <meta:user-defined meta:name="Informace 1"/>
    <meta:user-defined meta:name="Informace 2"/>
    <meta:user-defined meta:name="Informace 3"/>
    <meta:user-defined meta:name="Informace 4"/>
  </office:meta>
</office:document-meta>
</file>